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sans-ser" svg:font-family="sans-ser" style:font-family-generic="swiss"/>
    <style:font-face style:name="Amiri Quran" svg:font-family="'Amiri Qur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Liberation Sans" fo:font-size="13pt" style:font-size-asian="13pt" style:font-size-complex="13pt"/>
    </style:style>
    <style:style style:name="P3" style:family="paragraph" style:parent-style-name="Standard">
      <style:text-properties style:font-name="Liberation Sans" fo:font-size="13pt" officeooo:paragraph-rsid="0009b3d3" style:font-size-asian="13pt" style:font-size-complex="13pt"/>
    </style:style>
    <style:style style:name="P4" style:family="paragraph" style:parent-style-name="Standard">
      <style:text-properties style:font-name="Liberation Sans" fo:font-size="13pt" officeooo:paragraph-rsid="000e2cc1" style:font-size-asian="13pt" style:font-size-complex="13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3pt" officeooo:rsid="000e2cc1" officeooo:paragraph-rsid="000e2cc1" style:font-size-asian="13pt" style:font-size-complex="13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3pt" fo:font-weight="normal" officeooo:rsid="000e2cc1" officeooo:paragraph-rsid="000e2cc1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weight="bold" officeooo:rsid="000b3850" officeooo:paragraph-rsid="000b3850" style:font-weight-asian="bold" style:font-weight-complex="bold"/>
    </style:style>
    <style:style style:name="P8" style:family="paragraph" style:parent-style-name="Standard">
      <style:text-properties fo:font-weight="bold" officeooo:rsid="000c42f2" officeooo:paragraph-rsid="000c42f2" style:font-weight-asian="bold" style:font-weight-complex="bold"/>
    </style:style>
    <style:style style:name="P9" style:family="paragraph" style:parent-style-name="Standard">
      <style:text-properties fo:font-weight="bold" officeooo:paragraph-rsid="0009b3d3" style:font-weight-asian="bold" style:font-weight-complex="bold"/>
    </style:style>
    <style:style style:name="P10" style:family="paragraph" style:parent-style-name="Standard">
      <style:text-properties fo:font-weight="bold" officeooo:paragraph-rsid="000c42f2" style:font-weight-asian="bold" style:font-weight-complex="bold"/>
    </style:style>
    <style:style style:name="P11" style:family="paragraph" style:parent-style-name="Standard">
      <style:text-properties fo:font-weight="normal" officeooo:rsid="000b3850" officeooo:paragraph-rsid="000b3850" style:font-weight-asian="normal" style:font-weight-complex="normal"/>
    </style:style>
    <style:style style:name="P12" style:family="paragraph" style:parent-style-name="Standard">
      <style:text-properties fo:font-weight="normal" officeooo:rsid="000c42f2" officeooo:paragraph-rsid="000c42f2" style:font-weight-asian="normal" style:font-weight-complex="normal"/>
    </style:style>
    <style:style style:name="P13" style:family="paragraph" style:parent-style-name="Standard">
      <style:text-properties fo:color="#2a6099"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text-properties fo:color="#2a6099" style:font-name="Liberation Sans" fo:font-size="13pt" style:font-size-asian="13pt" style:font-size-complex="13pt"/>
    </style:style>
    <style:style style:name="P15" style:family="paragraph" style:parent-style-name="Standard">
      <style:text-properties fo:color="#2a6099" style:font-name="Liberation Sans" fo:font-size="13pt" officeooo:rsid="000d77bc" officeooo:paragraph-rsid="000d77bc" style:font-size-asian="13pt" style:font-size-complex="13pt"/>
    </style:style>
    <style:style style:name="P16" style:family="paragraph" style:parent-style-name="Standard">
      <style:text-properties fo:color="#2a6099" style:font-name="Liberation Sans" fo:font-size="13pt" officeooo:rsid="000d77bc" officeooo:paragraph-rsid="000e2cc1" style:font-size-asian="13pt" style:font-size-complex="13pt"/>
    </style:style>
    <style:style style:name="P17" style:family="paragraph" style:parent-style-name="Standard">
      <style:text-properties fo:color="#2a6099" style:font-name="Liberation Sans" fo:font-size="13pt" officeooo:rsid="000e2cc1" officeooo:paragraph-rsid="000e2cc1" style:font-size-asian="13pt" style:font-size-complex="13pt"/>
    </style:style>
    <style:style style:name="P18" style:family="paragraph" style:parent-style-name="Standard">
      <style:text-properties fo:color="#2a6099" style:font-name="Liberation Sans" fo:font-size="13pt" fo:font-weight="bold" officeooo:rsid="000c42f2" officeooo:paragraph-rsid="000c42f2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2a6099" style:font-name="Liberation Sans" fo:font-size="13pt" fo:font-weight="bold" officeooo:paragraph-rsid="000c42f2" style:font-size-asian="13pt" style:font-weight-asian="bold" style:font-size-complex="13pt" style:font-weight-complex="bold"/>
    </style:style>
    <style:style style:name="P20" style:family="paragraph" style:parent-style-name="Standard">
      <style:text-properties officeooo:paragraph-rsid="000c42f2"/>
    </style:style>
    <style:style style:name="P21" style:family="paragraph" style:parent-style-name="Standard">
      <style:text-properties officeooo:paragraph-rsid="000c6b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9b3d3"/>
    </style:style>
    <style:style style:name="T4" style:family="text">
      <style:text-properties fo:color="#2a6099" style:font-name="Liberation Sans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color="#2a6099" style:font-name="Liberation Sans" fo:font-size="13pt" fo:font-weight="normal" officeooo:rsid="000c6b7f" style:font-size-asian="13pt" style:font-weight-asian="normal" style:font-size-complex="13pt" style:font-weight-complex="normal"/>
    </style:style>
    <style:style style:name="T6" style:family="text">
      <style:text-properties fo:color="#2a6099" style:font-name="Liberation Sans" fo:font-size="13pt" fo:font-weight="bold" officeooo:rsid="000c42f2" style:font-size-asian="13pt" style:font-weight-asian="bold" style:font-size-complex="13pt" style:font-weight-complex="bold"/>
    </style:style>
    <style:style style:name="T7" style:family="text">
      <style:text-properties fo:color="#2a6099" style:font-name="Liberation Sans" fo:font-size="13pt" style:font-size-asian="13pt" style:font-size-complex="13pt"/>
    </style:style>
    <style:style style:name="T8" style:family="text">
      <style:text-properties fo:color="#2a6099" style:font-name="Liberation Sans" fo:font-size="13pt" officeooo:rsid="0009b3d3" style:font-size-asian="13pt" style:font-size-complex="13pt"/>
    </style:style>
    <style:style style:name="T9" style:family="text">
      <style:text-properties fo:color="#2a6099" style:font-name="Liberation Sans" fo:font-size="13pt" officeooo:rsid="000c42f2" style:font-size-asian="13pt" style:font-size-complex="13pt"/>
    </style:style>
    <style:style style:name="T10" style:family="text">
      <style:text-properties fo:color="#2a6099" style:font-name="Liberation Sans" fo:font-size="13pt" officeooo:rsid="000c6b7f" style:font-size-asian="13pt" style:font-size-complex="13pt"/>
    </style:style>
    <style:style style:name="T11" style:family="text">
      <style:text-properties officeooo:rsid="000c42f2"/>
    </style:style>
    <style:style style:name="T12" style:family="text">
      <style:text-properties officeooo:rsid="000c6b7f"/>
    </style:style>
    <style:style style:name="T13" style:family="text">
      <style:text-properties officeooo:rsid="000d77bc"/>
    </style:style>
    <style:style style:name="T14" style:family="text">
      <style:text-properties officeooo:rsid="000e2cc1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ES TEMA 1 INTRODUCCIÓN</text:p>
      <text:p text:style-name="P1"/>
      <text:p text:style-name="P6">IVÁN CÓRDOBA DONET</text:p>
      <text:p text:style-name="P2"/>
      <text:p text:style-name="P2">1. ¿Qué es un programa?</text:p>
      <text:p text:style-name="P2"/>
      <text:p text:style-name="P13"><text:span text:style-name="T2">Un programa informático o programa de computadora es una </text:span><text:span text:style-name="T3">secuencia de instrucciones</text:span><text:span text:style-name="T2">, escritas para realizar una tarea específica en un </text:span><text:span text:style-name="T3">ordenador.</text:span></text:p>
      <text:p text:style-name="P2"/>
      <text:p text:style-name="P2">2. ¿Cuales son las fases para la creación de un programa?</text:p>
      <text:p text:style-name="P2"/>
      <text:p text:style-name="P9"><text:span text:style-name="T8">Definición </text:span><text:span text:style-name="T9">y análisis</text:span><text:span text:style-name="T8"> del problema:</text:span></text:p>
      <text:p text:style-name="P12"><text:span text:style-name="T7">Se define el problema y se plantea como resolverlo</text:span></text:p>
      <text:p text:style-name="P7"><text:span text:style-name="T7">Diseño del algoritmo:</text:span></text:p>
      <text:p text:style-name="P11"><text:span text:style-name="T9">Se diseña mediante un diagrama de flujo o pseudocódigo el algoritmo a realizar</text:span></text:p>
      <text:p text:style-name="P8"><text:span text:style-name="T7">Codificación:</text:span></text:p>
      <text:p text:style-name="P12"><text:span text:style-name="T7">Se traduce el algoritmo planteado a el lenguaje de programación a usar </text:span></text:p>
      <text:p text:style-name="P20"><text:span text:style-name="T6">Ejecución y validación:</text:span></text:p>
      <text:p text:style-name="P12"><text:span text:style-name="T8">S</text:span><text:span text:style-name="T7">e ejecuta testeando todas las posibles logísticas que se puedan dar y una vez esté como queremos se valida</text:span></text:p>
      <text:p text:style-name="P10"><text:span text:style-name="T8"/></text:p>
      <text:p text:style-name="P2">3. Haz el algoritmo para el siguiente problema:</text:p>
      <text:p text:style-name="P2"><text:s text:c="4"/>Calcular la nota de la primera evaluación del módulo de base de datos, </text:p>
      <text:p text:style-name="P2"><text:s text:c="4"/>sabiendo que es una media ponderada entre 3 tipos de informaciones:</text:p>
      <text:p text:style-name="P2"><text:s text:c="4"/>la media de los exámenes realizados: se realizan 2 exámenes (80%)</text:p>
      <text:p text:style-name="P2"><text:s text:c="4"/>n.º de prácticas entregadas: 10 prácticas como máximo (20%)</text:p>
      <text:p text:style-name="P3"><text:s text:c="4"/>La nota se calcula como el 80% de la nota para los exámenes y el 20% para</text:p>
      <text:p text:style-name="P4"><text:s text:c="4"/>las prácticas. Por ejemplo, si los datos fueran:</text:p>
      <text:p text:style-name="P4"><text:s text:c="4"/><text:span text:style-name="T1">examen 1</text:span>: 6, <text:span text:style-name="T1">examen 2</text:span>: 7, <text:span text:style-name="T1">n.º practicas</text:span>: 6, <text:span text:style-name="T1">La nota final sería</text:span>: 6,4</text:p>
      <text:p text:style-name="P2"/>
      <text:p text:style-name="P15">INICIO_ALGORITMO</text:p>
      <text:p text:style-name="P17"/>
      <text:p text:style-name="P17">Real: <text:span text:style-name="T13">examen1, examen</text:span>2</text:p>
      <text:p text:style-name="P17">Enteros: practicas</text:p>
      <text:p text:style-name="P17">Constantes: porcentajeExamenes=80, <text:s/>porcentajePracticas=20</text:p>
      <text:p text:style-name="P15"/>
      <text:p text:style-name="P15">escribir(“Dime la nota del 1º examen”)</text:p>
      <text:p text:style-name="P15">leer examen1</text:p>
      <text:p text:style-name="P15">escribir(“Dime la nota del 2º examen”)</text:p>
      <text:p text:style-name="P15">leer examen2</text:p>
      <text:p text:style-name="P15">escribir(“Cuantas prácticos hizo el alumno?”)</text:p>
      <text:p text:style-name="P15">leer practicas</text:p>
      <text:p text:style-name="P15"/>
      <text:p text:style-name="P16">notaExamenes = (((examen1 + <text:span text:style-name="T15">examen2</text:span>)/2) *<text:span text:style-name="T14">porcentajeExamenes</text:span>) / 100</text:p>
      <text:p text:style-name="P16">notaPracticas = (practicas*<text:span text:style-name="T14">porcentajePracticas</text:span>)/10<text:span text:style-name="T14">0</text:span></text:p>
      <text:p text:style-name="P15"/>
      <text:p text:style-name="P15">escribir(“La nota del alumno es: ”, notaExamenes + notaPracticas)</text:p>
      <text:p text:style-name="P15">FIN_ALGORITMO</text:p>
      <text:p text:style-name="P2"><text:soft-page-break/>4. Diferencia entre código fuente, código objeto y código ejecutable</text:p>
      <text:p text:style-name="P18"/>
      <text:p text:style-name="P18">Código fuente</text:p>
      <text:p text:style-name="P14">Es el conjunto de instrucciones escritas en un lenguaje de programación elegido por el programador de manera que puedan ser entendidos por el.</text:p>
      <text:p text:style-name="P19"><text:span text:style-name="T11">C</text:span>ódigo objeto</text:p>
      <text:p text:style-name="P14">Está compuesto por un conjunto de datos escritos en un lenguaje de tipo binario o código maquina obtenidos de la traducción de<text:span text:style-name="T12">l</text:span> código fuente, son entendidos por el ordenador directamente. Es una parte del programa listo para funcionar pero esta expuesto a poseer errores y en proceso de compilación sus resultados deben enlazarse para obtener el archivo ejecutable </text:p>
      <text:p text:style-name="P14"><text:span text:style-name="T1">Código ejecutable.</text:span><text:line-break/>Son el conjunto de códigos generados por <text:span text:style-name="T12">el</text:span> programador, para dar resultado al programa final. Esta es la ultima etapa en el desarrollo del programa, el código ejecutable se obtiene a <text:span text:style-name="T12">través</text:span> del código fuente y código objeto. Estos son los códigos que utilizan y ejecutan los usuarios del sistema, generalmente para una plataforma determinada </text:p>
      <text:p text:style-name="P2"/>
      <text:p text:style-name="P2">5. ¿Qué es una máquina virtual en progr<text:span text:style-name="T12">a</text:span>mación?</text:p>
      <text:p text:style-name="P2"/>
      <text:p text:style-name="P21"><text:span text:style-name="T10">Una máquina virtual de procesos </text:span><text:span text:style-name="T7">se ejecuta como un proceso normal dentro de un sistema operativo sirviendo de enlace entre un lenguaje de programación y el sistema operativo. </text:span><text:span text:style-name="T10">R</text:span><text:span text:style-name="T7">ealizando una interpretación entre fuente y código máquina. </text:span><text:span text:style-name="T4">Su objetivo es el de proporcionar un entorno de ejecución independiente de la plataforma de hardware y del sistema operativo, </text:span><text:span text:style-name="T5">haciendo </text:span><text:span text:style-name="T4">que un programa se ejecute siempre de la misma forma sobre cualquier plataforma. </text:span></text:p>
      <text:p text:style-name="P2"/>
      <text:p text:style-name="P2"/>
      <text:p text:style-name="P5"><text:tab/><text:tab/><text:tab/><text:tab/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sans-ser" svg:font-family="sans-ser" style:font-family-generic="swiss"/>
    <style:font-face style:name="Amiri Quran" svg:font-family="'Amiri Qur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8:54:53.020000000</meta:creation-date>
    <dc:date>2018-09-20T19:58:59.983000000</dc:date>
    <meta:editing-duration>PT2M2S</meta:editing-duration>
    <meta:editing-cycles>1</meta:editing-cycles>
    <meta:document-statistic meta:table-count="0" meta:image-count="0" meta:object-count="0" meta:page-count="2" meta:paragraph-count="44" meta:word-count="483" meta:character-count="3133" meta:non-whitespace-character-count="2654"/>
    <meta:generator>LibreOffice/6.1.1.2$Windows_X86_64 LibreOffice_project/5d19a1bfa650b796764388cd8b33a5af1f5baa1b</meta:generator>
  </office:meta>
</office:document-meta>
</file>